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1.639cm"/>
    </style:style>
    <style:style style:name="co4" style:family="table-column">
      <style:table-column-properties fo:break-before="auto" style:column-width="0.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TASKS: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7831" calcext:value-type="float">
            <text:p>1467831</text:p>
          </table:table-cell>
          <table:table-cell office:value-type="float" office:value="1587817" calcext:value-type="float">
            <text:p>1587817</text:p>
          </table:table-cell>
          <table:table-cell table:style-name="ce1" office:value-type="float" office:value="2443731" calcext:value-type="float">
            <text:p>2443731</text:p>
          </table:table-cell>
          <table:table-cell table:style-name="ce1" office:value-type="float" office:value="2563717" calcext:value-type="float">
            <text:p>2563717</text:p>
          </table:table-cell>
          <table:table-cell table:style-name="ce1" office:value-type="float" office:value="3420965" calcext:value-type="float">
            <text:p>3420965</text:p>
          </table:table-cell>
          <table:table-cell table:style-name="ce1" office:value-type="float" office:value="3540951" calcext:value-type="float">
            <text:p>35409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1" table:formula="of:=[.E3]-[.D3]" office:value-type="float" office:value="119986" calcext:value-type="float">
            <text:p>119986</text:p>
          </table:table-cell>
          <table:table-cell table:style-name="ce1"/>
          <table:table-cell table:style-name="ce1" table:formula="of:=[.G3]-[.F3]" office:value-type="float" office:value="119986" calcext:value-type="float">
            <text:p>119986</text:p>
          </table:table-cell>
          <table:table-cell/>
          <table:table-cell table:formula="of:=[.G4]-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5442" calcext:value-type="float">
            <text:p>195442</text:p>
          </table:table-cell>
          <table:table-cell office:value-type="float" office:value="2150394" calcext:value-type="float">
            <text:p>2150394</text:p>
          </table:table-cell>
          <table:table-cell office:value-type="float" office:value="2930316" calcext:value-type="float">
            <text:p>2930316</text:p>
          </table:table-cell>
          <table:table-cell office:value-type="float" office:value="3126288" calcext:value-type="float">
            <text:p>3126288</text:p>
          </table:table-cell>
          <table:table-cell office:value-type="float" office:value="3906210" calcext:value-type="float">
            <text:p>3906210</text:p>
          </table:table-cell>
          <table:table-cell office:value-type="float" office:value="4102182" calcext:value-type="float">
            <text:p>41021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-[.B5]" office:value-type="float" office:value="1954952" calcext:value-type="float">
            <text:p>1954952</text:p>
          </table:table-cell>
          <table:table-cell/>
          <table:table-cell table:formula="of:=[.E5]-[.D5]" office:value-type="float" office:value="195972" calcext:value-type="float">
            <text:p>195972</text:p>
          </table:table-cell>
          <table:table-cell/>
          <table:table-cell table:formula="of:=[.G5]-[.F5]" office:value-type="float" office:value="195972" calcext:value-type="float">
            <text:p>195972</text:p>
          </table:table-cell>
          <table:table-cell/>
          <table:table-cell table:formula="of:=[.G6]-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2356" calcext:value-type="float">
            <text:p>2382356</text:p>
          </table:table-cell>
          <table:table-cell office:value-type="float" office:value="2652980" calcext:value-type="float">
            <text:p>2652980</text:p>
          </table:table-cell>
          <table:table-cell office:value-type="float" office:value="3359576" calcext:value-type="float">
            <text:p>3359576</text:p>
          </table:table-cell>
          <table:table-cell office:value-type="float" office:value="3630200" calcext:value-type="float">
            <text:p>3630200</text:p>
          </table:table-cell>
          <table:table-cell office:value-type="float" office:value="4336796" calcext:value-type="float">
            <text:p>4336796</text:p>
          </table:table-cell>
          <table:table-cell office:value-type="float" office:value="4607420" calcext:value-type="float">
            <text:p>46074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-[.B7]" office:value-type="float" office:value="270624" calcext:value-type="float">
            <text:p>270624</text:p>
          </table:table-cell>
          <table:table-cell/>
          <table:table-cell table:formula="of:=[.E7]-[.D7]" office:value-type="float" office:value="270624" calcext:value-type="float">
            <text:p>270624</text:p>
          </table:table-cell>
          <table:table-cell/>
          <table:table-cell table:formula="of:=[.G7]-[.F7]" office:value-type="float" office:value="270624" calcext:value-type="float">
            <text:p>270624</text:p>
          </table:table-cell>
          <table:table-cell/>
          <table:table-cell table:formula="of:=[.G8]-[.E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8956" calcext:value-type="float">
            <text:p>2808956</text:p>
          </table:table-cell>
          <table:table-cell office:value-type="float" office:value="3154232" calcext:value-type="float">
            <text:p>3154232</text:p>
          </table:table-cell>
          <table:table-cell office:value-type="float" office:value="3784836" calcext:value-type="float">
            <text:p>3784836</text:p>
          </table:table-cell>
          <table:table-cell office:value-type="float" office:value="4130112" calcext:value-type="float">
            <text:p>4130112</text:p>
          </table:table-cell>
          <table:table-cell office:value-type="float" office:value="4763382" calcext:value-type="float">
            <text:p>4763382</text:p>
          </table:table-cell>
          <table:table-cell office:value-type="float" office:value="5108658" calcext:value-type="float">
            <text:p>51086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-[.B9]" office:value-type="float" office:value="345276" calcext:value-type="float">
            <text:p>345276</text:p>
          </table:table-cell>
          <table:table-cell/>
          <table:table-cell table:formula="of:=[.E9]-[.D9]" office:value-type="float" office:value="345276" calcext:value-type="float">
            <text:p>345276</text:p>
          </table:table-cell>
          <table:table-cell/>
          <table:table-cell table:formula="of:=[.G9]-[.F9]" office:value-type="float" office:value="345276" calcext:value-type="float">
            <text:p>345276</text:p>
          </table:table-cell>
          <table:table-cell/>
          <table:table-cell table:formula="of:=[.G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66220" calcext:value-type="float">
            <text:p>3266220</text:p>
          </table:table-cell>
          <table:table-cell office:value-type="float" office:value="3686148" calcext:value-type="float">
            <text:p>3686148</text:p>
          </table:table-cell>
          <table:table-cell office:value-type="float" office:value="4243426" calcext:value-type="float">
            <text:p>4243426</text:p>
          </table:table-cell>
          <table:table-cell office:value-type="float" office:value="4663354" calcext:value-type="float">
            <text:p>4663354</text:p>
          </table:table-cell>
          <table:table-cell office:value-type="float" office:value="5219298" calcext:value-type="float">
            <text:p>5219298</text:p>
          </table:table-cell>
          <table:table-cell office:value-type="float" office:value="5639226" calcext:value-type="float">
            <text:p>56392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-[.B11]" office:value-type="float" office:value="419928" calcext:value-type="float">
            <text:p>419928</text:p>
          </table:table-cell>
          <table:table-cell/>
          <table:table-cell table:formula="of:=[.E11]-[.D11]" office:value-type="float" office:value="419928" calcext:value-type="float">
            <text:p>419928</text:p>
          </table:table-cell>
          <table:table-cell/>
          <table:table-cell table:formula="of:=[.G11]-[.F11]" office:value-type="float" office:value="419928" calcext:value-type="float">
            <text:p>419928</text:p>
          </table:table-cell>
          <table:table-cell/>
          <table:table-cell table:formula="of:=[.G12]-[.E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32552" calcext:value-type="float">
            <text:p>5432552</text:p>
          </table:table-cell>
          <table:table-cell office:value-type="float" office:value="6225740" calcext:value-type="float">
            <text:p>6225740</text:p>
          </table:table-cell>
          <table:table-cell office:value-type="float" office:value="6409722" calcext:value-type="float">
            <text:p>6409722</text:p>
          </table:table-cell>
          <table:table-cell office:value-type="float" office:value="7202910" calcext:value-type="float">
            <text:p>7202910</text:p>
          </table:table-cell>
          <table:table-cell office:value-type="float" office:value="7385558" calcext:value-type="float">
            <text:p>7385558</text:p>
          </table:table-cell>
          <table:table-cell office:value-type="float" office:value="8178746" calcext:value-type="float">
            <text:p>81787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-[.B13]" office:value-type="float" office:value="793188" calcext:value-type="float">
            <text:p>793188</text:p>
          </table:table-cell>
          <table:table-cell/>
          <table:table-cell table:formula="of:=[.E13]-[.D13]" office:value-type="float" office:value="793188" calcext:value-type="float">
            <text:p>793188</text:p>
          </table:table-cell>
          <table:table-cell/>
          <table:table-cell table:formula="of:=[.G13]-[.F13]" office:value-type="float" office:value="793188" calcext:value-type="float">
            <text:p>793188</text:p>
          </table:table-cell>
          <table:table-cell/>
          <table:table-cell table:formula="of:=[.G14]-[.E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15]-[.B15]" office:value-type="float" office:value="0" calcext:value-type="float">
            <text:p>0</text:p>
          </table:table-cell>
          <table:table-cell/>
          <table:table-cell table:formula="of:=[.E15]-[.D15]" office:value-type="float" office:value="0" calcext:value-type="float">
            <text:p>0</text:p>
          </table:table-cell>
          <table:table-cell/>
          <table:table-cell table:formula="of:=[.G15]-[.F15]" office:value-type="float" office:value="0" calcext:value-type="float">
            <text:p>0</text:p>
          </table:table-cell>
          <table:table-cell/>
          <table:table-cell table:formula="of:=[.G16]-[.E1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20:52.706326764</meta:creation-date>
    <dc:date>2016-03-01T11:49:54.049665109</dc:date>
    <meta:editing-duration>PT13M51S</meta:editing-duration>
    <meta:editing-cycles>1</meta:editing-cycles>
    <meta:document-statistic meta:table-count="1" meta:cell-count="79" meta:object-count="0"/>
    <meta:generator>LibreOffice/4.2.8.2$Linux_X86_64 LibreOffice_project/420m0$Build-2</meta:generator>
  </office:meta>
</office:document-meta>
</file>